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14cm" fo:min-width="2.167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11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.131cm" fo:min-width="0.643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svg:stroke-width="0.2cm" svg:stroke-color="#3465a4" draw:marker-start-width="0.503cm" draw:marker-end-width="0.503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textarea-vertical-align="top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0.512cm" fo:min-width="2.42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2.421cm"/>
    </style:style>
    <style:style style:name="gr10" style:family="graphic" style:parent-style-name="standard">
      <style:graphic-properties svg:stroke-width="0.2cm" svg:stroke-color="#ff0000" draw:marker-start-width="0.5cm" draw:marker-end-width="0.5cm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svg:stroke-width="0.2cm" svg:stroke-color="#000000" draw:marker-start-width="0.5cm" draw:marker-end-width="0.5cm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svg:stroke-width="0.2cm" svg:stroke-color="#000000" draw:marker-start-width="0.5cm" draw:marker-end="Arrow" draw:marker-end-width="0.5cm" draw:textarea-vertical-align="bottom" fo:padding-top="0.225cm" fo:padding-bottom="0.225cm" fo:padding-left="0.35cm" fo:padding-right="0.35cm"/>
    </style:style>
    <style:style style:name="gr13" style:family="graphic" style:parent-style-name="standard">
      <style:graphic-properties draw:textarea-horizontal-align="justify" draw:textarea-vertical-align="middle" draw:auto-grow-height="false" fo:min-height="1.782cm" fo:min-width="1.659cm"/>
    </style:style>
    <style:style style:name="gr14" style:family="graphic" style:parent-style-name="standard">
      <style:graphic-properties svg:stroke-width="0.2cm" svg:stroke-color="#ff0000" draw:marker-start-width="0.5cm" draw:marker-end="Arrow" draw:marker-end-width="0.5cm" draw:textarea-vertical-align="bottom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4.199cm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 fo:min-height="0.29cm" fo:min-width="0.04cm"/>
    </style:style>
    <style:style style:name="gr18" style:family="graphic" style:parent-style-name="standard">
      <style:graphic-properties draw:fill="solid" draw:fill-color="#ff3333" draw:textarea-horizontal-align="justify" draw:textarea-vertical-align="middle" draw:auto-grow-height="false" fo:min-height="0.29cm" fo:min-width="0.04cm"/>
    </style:style>
    <style:style style:name="gr19" style:family="graphic" style:parent-style-name="standard">
      <style:graphic-properties draw:textarea-horizontal-align="justify" draw:textarea-vertical-align="middle" draw:auto-grow-height="false" fo:min-height="6.989cm" fo:min-width="6.358cm"/>
    </style:style>
    <style:style style:name="gr20" style:family="graphic" style:parent-style-name="standard">
      <style:graphic-properties draw:textarea-horizontal-align="justify" draw:textarea-vertical-align="middle" draw:auto-grow-height="false" fo:min-height="0.512cm" fo:min-width="1.659cm"/>
    </style:style>
    <style:style style:name="gr21" style:family="graphic" style:parent-style-name="standard">
      <style:graphic-properties svg:stroke-width="0.2cm" svg:stroke-color="#000000" draw:marker-start="Reversed_20_Arrow" draw:marker-start-width="0.5cm" draw:marker-end="" draw:marker-end-width="0.5cm" draw:textarea-vertical-align="bottom" fo:padding-top="0.225cm" fo:padding-bottom="0.225cm" fo:padding-left="0.35cm" fo:padding-right="0.35cm"/>
    </style:style>
    <style:style style:name="gr22" style:family="graphic" style:parent-style-name="standard">
      <style:graphic-properties svg:stroke-width="0.2cm" svg:stroke-color="#ff0000" draw:marker-start="Reversed_20_Arrow" draw:marker-start-width="0.5cm" draw:marker-end="" draw:marker-end-width="0.5cm" draw:textarea-vertical-align="bottom" fo:padding-top="0.225cm" fo:padding-bottom="0.225cm" fo:padding-left="0.35cm" fo:padding-right="0.35cm"/>
    </style:style>
    <style:style style:name="gr23" style:family="graphic" style:parent-style-name="standard">
      <style:graphic-properties draw:textarea-horizontal-align="justify" draw:textarea-vertical-align="middle" draw:auto-grow-height="false" fo:min-height="0.512cm" fo:min-width="3.564cm"/>
    </style:style>
    <style:style style:name="gr24" style:family="graphic" style:parent-style-name="standard">
      <style:graphic-properties draw:textarea-horizontal-align="justify" draw:textarea-vertical-align="middle" draw:auto-grow-height="false" fo:min-height="1.274cm" fo:min-width="3.691cm"/>
    </style:style>
    <style:style style:name="gr25" style:family="graphic" style:parent-style-name="standard">
      <style:graphic-properties draw:textarea-horizontal-align="justify" draw:textarea-vertical-align="middle" draw:auto-grow-height="false" fo:min-height="3.179cm" fo:min-width="8.644cm"/>
    </style:style>
    <style:style style:name="gr26" style:family="graphic" style:parent-style-name="standard">
      <style:graphic-properties draw:fill-color="#ffff00" draw:textarea-horizontal-align="justify" draw:textarea-vertical-align="middle" draw:auto-grow-height="false" fo:min-height="0.131cm" fo:min-width="0.262cm"/>
    </style:style>
    <style:style style:name="gr27" style:family="graphic" style:parent-style-name="standard">
      <style:graphic-properties draw:fill-color="#ffff00" draw:textarea-horizontal-align="justify" draw:textarea-vertical-align="middle" draw:auto-grow-height="false" fo:min-height="0.131cm" fo:min-width="0.77cm"/>
    </style:style>
    <style:style style:name="gr28" style:family="graphic" style:parent-style-name="standard">
      <style:graphic-properties draw:fill-color="#ffff00" draw:textarea-horizontal-align="justify" draw:textarea-vertical-align="middle" draw:auto-grow-height="false" fo:min-height="0.131cm" fo:min-width="0.389cm"/>
    </style:style>
    <style:style style:name="gr29" style:family="graphic" style:parent-style-name="standard">
      <style:graphic-properties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0.893cm" fo:min-width="3.564cm"/>
    </style:style>
    <style:style style:name="gr31" style:family="graphic" style:parent-style-name="standard">
      <style:graphic-properties svg:stroke-color="#ff0000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33" style:family="graphic" style:parent-style-name="standard">
      <style:graphic-properties draw:textarea-horizontal-align="justify" draw:textarea-vertical-align="middle" draw:auto-grow-height="false" fo:min-height="2.036cm" fo:min-width="7.374cm"/>
    </style:style>
    <style:style style:name="gr34" style:family="graphic" style:parent-style-name="standard">
      <style:graphic-properties draw:textarea-horizontal-align="justify" draw:textarea-vertical-align="middle" draw:auto-grow-height="false" fo:min-height="1.147cm" fo:min-width="3.31cm"/>
    </style:style>
    <style:style style:name="gr35" style:family="graphic" style:parent-style-name="standard">
      <style:graphic-properties draw:textarea-horizontal-align="justify" draw:textarea-vertical-align="middle" draw:auto-grow-height="false" fo:min-height="2.29cm" fo:min-width="4.326cm"/>
    </style:style>
    <style:style style:name="gr36" style:family="graphic" style:parent-style-name="standard">
      <style:graphic-properties draw:textarea-horizontal-align="justify" draw:textarea-vertical-align="middle" draw:auto-grow-height="false" fo:min-height="1.02cm" fo:min-width="1.532cm"/>
    </style:style>
    <style:style style:name="gr37" style:family="graphic" style:parent-style-name="standard">
      <style:graphic-properties draw:textarea-horizontal-align="justify" draw:textarea-vertical-align="middle" draw:auto-grow-height="false" fo:min-height="1.02cm" fo:min-width="3.691cm"/>
    </style:style>
    <style:style style:name="gr38" style:family="graphic" style:parent-style-name="standard">
      <style:graphic-properties draw:fill-color="#ffff00" draw:textarea-horizontal-align="justify" draw:textarea-vertical-align="middle" draw:auto-grow-height="false" fo:min-height="0.083cm" fo:min-width="0.77cm"/>
    </style:style>
    <style:style style:name="gr39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40" style:family="graphic" style:parent-style-name="standard">
      <style:graphic-properties draw:fill-color="#ffff00" draw:textarea-horizontal-align="justify" draw:textarea-vertical-align="middle" draw:auto-grow-height="false" fo:min-height="0.131cm" fo:min-width="0.897cm"/>
    </style:style>
    <style:style style:name="gr41" style:family="graphic" style:parent-style-name="standard">
      <style:graphic-properties draw:fill-color="#ffff00" draw:textarea-horizontal-align="justify" draw:textarea-vertical-align="middle" draw:auto-grow-height="false" fo:min-height="0.131cm" fo:min-width="1.151cm"/>
    </style:style>
    <style:style style:name="gr42" style:family="graphic" style:parent-style-name="standard">
      <style:graphic-properties draw:fill-color="#ffff00" draw:textarea-horizontal-align="justify" draw:textarea-vertical-align="middle" draw:auto-grow-height="false" fo:min-height="0.131cm" fo:min-width="1.024cm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00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solid" draw:fill-color="#ff3333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4.064cm" draw:transform="rotate (-3.14159265358979) translate (14.71cm 15.585cm)">
          <text:p text:style-name="P1">B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draw:transform="rotate (-3.14159265358979) translate (12.805cm 12.41cm)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draw:transform="rotate (-3.14159265358979) translate (12.932cm 15.204cm)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143cm" svg:height="0.381cm" draw:transform="rotate (-3.14159265358979) translate (13.313cm 11.902cm)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143cm" svg:height="0.381cm" draw:transform="rotate (-3.14159265358979) translate (14.583cm 11.902cm)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4.064cm" svg:x="8.594cm" svg:y="5.812cm">
          <text:p text:style-name="P1">S1B3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0.508cm" svg:height="0.508cm" svg:x="10.499cm" svg:y="8.987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" draw:id="id11" draw:layer="layout" svg:width="0.508cm" svg:height="0.508cm" svg:x="10.372cm" svg:y="6.193cm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1.143cm" svg:height="0.381cm" svg:x="9.991cm" svg:y="9.495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1.143cm" svg:height="0.381cm" svg:x="8.721cm" svg:y="9.495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4.064cm" draw:transform="rotate (-3.14159265358979) translate (14.71cm 15.585cm)">
          <text:p text:style-name="P1">S1B1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0.508cm" svg:height="0.508cm" draw:transform="rotate (-3.14159265358979) translate (12.805cm 12.41cm)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0.508cm" svg:height="0.508cm" draw:transform="rotate (-3.14159265358979) translate (12.932cm 15.204cm)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" draw:id="id1" draw:layer="layout" svg:width="1.143cm" svg:height="0.381cm" draw:transform="rotate (-3.14159265358979) translate (13.313cm 11.902cm)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3" draw:id="id13" draw:layer="layout" svg:width="1.143cm" svg:height="0.381cm" draw:transform="rotate (-3.14159265358979) translate (14.583cm 11.902cm)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4.064cm" draw:transform="rotate (0.00226892802759263) translate (8.605cm 11.521cm)">
          <text:p text:style-name="P1">S1B2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0.508cm" svg:height="0.508cm" draw:transform="rotate (0.00226892802759263) translate (10.518cm 14.691cm)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9" draw:id="id9" draw:layer="layout" svg:width="0.508cm" svg:height="0.508cm" draw:transform="rotate (0.00226892802759263) translate (10.385cm 11.899cm)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1.143cm" svg:height="0.381cm" draw:transform="rotate (0.00226892802759263) translate (10.01cm 15.201cm)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1.143cm" svg:height="0.381cm" draw:transform="rotate (0.00226892802759263) translate (8.74cm 15.203cm)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67cm" svg:height="4.064cm" draw:transform="rotate (-3.1388001267866) translate (14.701cm 9.876cm)">
          <text:p text:style-name="P1">S1B4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0.508cm" svg:height="0.508cm" draw:transform="rotate (-3.1388001267866) translate (12.788cm 6.705cm)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7" draw:id="id17" draw:layer="layout" svg:width="0.508cm" svg:height="0.508cm" draw:transform="rotate (-3.1388001267866) translate (12.922cm 9.5cm)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1.143cm" svg:height="0.381cm" draw:transform="rotate (-3.1388001267866) translate (13.295cm 6.196cm)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4" draw:id="id14" draw:layer="layout" svg:width="1.143cm" svg:height="0.381cm" draw:transform="rotate (-3.1388001267866) translate (14.575cm 6.194cm)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742cm" svg:y1="11.521cm" svg:x2="10.582cm" svg:y2="15.581cm" draw:start-shape="id1" draw:start-glue-point="2" draw:end-shape="id2" draw:end-glue-point="2" svg:d="M12742 11521v-501h-1080v5062h-1080v-501" svg:viewBox="0 0 2161 5063">
          <text:p/>
        </draw:connector>
        <draw:connector draw:style-name="gr5" draw:text-style-name="P1" draw:layer="layout" svg:x1="9.312cm" svg:y1="15.583cm" svg:x2="9.292cm" svg:y2="9.876cm" draw:start-shape="id3" draw:start-glue-point="2" draw:end-shape="id4" draw:end-glue-point="2" svg:d="M9312 15583v501h-1073v-3547h1053v-2661" svg:viewBox="0 0 1074 6209">
          <text:p/>
        </draw:connector>
        <draw:connector draw:style-name="gr5" draw:text-style-name="P1" draw:layer="layout" svg:x1="10.562cm" svg:y1="9.876cm" svg:x2="12.723cm" svg:y2="5.817cm" draw:start-shape="id5" draw:start-glue-point="2" draw:end-shape="id6" draw:end-glue-point="2" svg:d="M10562 9876v500h1081v-5062h1080v503" svg:viewBox="0 0 2162 5063">
          <text:p/>
        </draw:connector>
        <draw:connector draw:style-name="gr6" draw:text-style-name="P1" draw:layer="layout" svg:x1="12.424cm" svg:y1="14.95cm" svg:x2="11.027cm" svg:y2="14.943cm" draw:start-shape="id7" draw:start-glue-point="10" draw:end-shape="id8" draw:end-glue-point="10" svg:d="M12424 14950h-698v-7h-699" svg:viewBox="0 0 1398 8">
          <text:p/>
        </draw:connector>
        <draw:connector draw:style-name="gr6" draw:text-style-name="P1" draw:layer="layout" svg:x1="10.385cm" svg:y1="12.153cm" svg:x2="10.499cm" svg:y2="9.241cm" draw:start-shape="id9" draw:start-glue-point="6" draw:end-shape="id10" draw:end-glue-point="6" svg:d="M10385 12153h-502v-2912h616" svg:viewBox="0 0 617 2913">
          <text:p/>
        </draw:connector>
        <draw:connector draw:style-name="gr6" draw:text-style-name="P1" draw:layer="layout" svg:x1="10.88cm" svg:y1="6.447cm" svg:x2="12.279cm" svg:y2="6.452cm" draw:start-shape="id11" draw:start-glue-point="10" draw:end-shape="id12" draw:end-glue-point="10" svg:d="M10880 6447h699v5h700" svg:viewBox="0 0 1400 6">
          <text:p/>
        </draw:connector>
        <draw:connector draw:style-name="gr7" draw:text-style-name="P1" draw:layer="layout" draw:line-skew="-1.778cm" svg:x1="14.012cm" svg:y1="11.521cm" svg:x2="26.873cm" svg:y2="5.966cm" draw:start-shape="id13" draw:start-glue-point="2" svg:d="M14012 11521v-4806h12861v-749" svg:viewBox="0 0 12862 5556">
          <text:p text:style-name="P1">VE.Bus BTV</text:p>
        </draw:connector>
        <draw:connector draw:style-name="gr7" draw:text-style-name="P1" draw:layer="layout" svg:x1="14.003cm" svg:y1="5.815cm" svg:x2="26.853cm" svg:y2="5.191cm" draw:start-shape="id14" draw:start-glue-point="2" svg:d="M14003 5815v-563h12850v-61" svg:viewBox="0 0 12851 625">
          <text:p text:style-name="P1">VE.Bus BTV</text:p>
        </draw:connector>
        <draw:custom-shape draw:style-name="gr8" draw:text-style-name="P2" xml:id="id19" draw:id="id19" draw:layer="layout" svg:width="2.921cm" svg:height="0.762cm" svg:x="22.717cm" svg:y="11.795cm">
          <text:p text:style-name="P1">BAT+ po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18" draw:id="id18" draw:layer="layout" svg:width="2.921cm" svg:height="0.762cm" svg:x="22.717cm" svg:y="8.874cm">
          <text:p text:style-name="P1">BAT- post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2.805cm" svg:y1="12.156cm" svg:x2="16.113cm" svg:y2="12.176cm" draw:start-shape="id15" draw:start-glue-point="6" draw:end-shape="id16" draw:end-glue-point="3" svg:d="M12805 12156h1654v20h1654" svg:viewBox="0 0 3309 21">
          <text:p/>
        </draw:connector>
        <draw:connector draw:style-name="gr11" draw:text-style-name="P1" draw:layer="layout" svg:x1="12.921cm" svg:y1="9.245cm" svg:x2="22.717cm" svg:y2="9.255cm" draw:start-shape="id17" draw:start-glue-point="6" draw:end-shape="id18" draw:end-glue-point="3" svg:d="M12921 9245h4898v10h4898" svg:viewBox="0 0 9797 11">
          <text:p/>
        </draw:connector>
        <draw:connector draw:style-name="gr12" draw:text-style-name="P1" draw:layer="layout" svg:x1="25.638cm" svg:y1="9.255cm" svg:x2="28.432cm" svg:y2="9.287cm" draw:start-shape="id18" draw:start-glue-point="1" svg:d="M25638 9255h1647v32h1147" svg:viewBox="0 0 2795 33">
          <text:p text:style-name="P1">48V-</text:p>
        </draw:connector>
        <draw:custom-shape draw:style-name="gr13" draw:text-style-name="P1" xml:id="id16" draw:id="id16" draw:layer="layout" svg:width="2.159cm" svg:height="2.032cm" svg:x="16.113cm" svg:y="11.16cm">
          <text:p text:style-name="P1">FUSE</text:p>
          <text:p text:style-name="P1">200A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22.717cm" svg:y1="12.176cm" svg:x2="21.066cm" svg:y2="12.176cm" draw:start-shape="id19" draw:start-glue-point="3" draw:end-shape="id20" draw:end-glue-point="1" svg:d="M22717 12176h-1651" svg:viewBox="0 0 1652 1">
          <text:p/>
        </draw:connector>
        <draw:connector draw:style-name="gr14" draw:text-style-name="P1" draw:layer="layout" svg:x1="25.638cm" svg:y1="12.176cm" svg:x2="28.432cm" svg:y2="12.189cm" draw:start-shape="id19" draw:start-glue-point="1" svg:d="M25638 12176h1647v13h1147" svg:viewBox="0 0 2795 14">
          <text:p text:style-name="P1">48V+</text:p>
        </draw:connector>
        <draw:frame draw:style-name="gr15" draw:text-style-name="P5" draw:layer="layout" svg:width="3.558cm" svg:height="0.962cm" svg:x="1.381cm" svg:y="1.181cm">
          <draw:text-box>
            <text:p>Batterybox</text:p>
          </draw:text-box>
        </draw:frame>
        <draw:custom-shape draw:style-name="gr13" draw:text-style-name="P1" xml:id="id20" draw:id="id20" draw:layer="layout" svg:width="2.159cm" svg:height="2.032cm" svg:x="18.907cm" svg:y="11.16cm">
          <text:p text:style-name="P1">Switch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8.907cm" svg:y1="12.176cm" svg:x2="18.272cm" svg:y2="12.176cm" draw:start-shape="id20" draw:start-glue-point="3" draw:end-shape="id16" draw:end-glue-point="1" svg:d="M18907 12176h-635" svg:viewBox="0 0 636 1">
          <text:p/>
        </draw:connector>
      </draw:page>
      <draw:page draw:name="page2" draw:style-name="dp1" draw:master-page-name="Default">
        <draw:custom-shape draw:style-name="gr16" draw:text-style-name="P1" draw:layer="layout" svg:width="4.699cm" svg:height="1.27cm" svg:x="7.096cm" svg:y="18.5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63" draw:id="id63" draw:layer="layout" svg:width="0.762cm" svg:height="0.762cm" draw:transform="rotate (-1.5707963267949) translate (8.112cm 18.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24" draw:id="id24" draw:layer="layout" svg:width="0.762cm" svg:height="0.762cm" draw:transform="rotate (-1.5707963267949) translate (9.255cm 18.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21" draw:id="id21" draw:layer="layout" svg:width="0.762cm" svg:height="0.762cm" draw:transform="rotate (-1.5707963267949) translate (10.398cm 18.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31" draw:id="id31" draw:layer="layout" svg:width="0.762cm" svg:height="0.762cm" draw:transform="rotate (-1.5707963267949) translate (11.541cm 18.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0.017cm" svg:y1="18.78cm" svg:x2="21.828cm" svg:y2="2.524cm" draw:start-shape="id21" draw:start-glue-point="6" draw:end-shape="id22" draw:end-glue-point="3" svg:d="M10017 18780v-16256h11811" svg:viewBox="0 0 11812 16257">
          <text:p/>
        </draw:connector>
        <draw:connector draw:style-name="gr11" draw:text-style-name="P1" draw:layer="layout" svg:x1="10.017cm" svg:y1="18.78cm" svg:x2="16.24cm" svg:y2="2.524cm" draw:start-shape="id21" draw:start-glue-point="6" draw:end-shape="id23" draw:end-glue-point="3" svg:d="M10017 18780v-16256h6223" svg:viewBox="0 0 6224 16257">
          <text:p/>
        </draw:connector>
        <draw:connector draw:style-name="gr11" draw:text-style-name="P1" draw:layer="layout" svg:x1="8.874cm" svg:y1="18.78cm" svg:x2="11.033cm" svg:y2="3.603cm" draw:start-shape="id24" draw:start-glue-point="6" draw:end-shape="id25" draw:end-glue-point="3" svg:d="M8874 18780v-15177h2159" svg:viewBox="0 0 2160 15178">
          <text:p/>
        </draw:connector>
        <draw:custom-shape draw:style-name="gr16" draw:text-style-name="P1" draw:layer="layout" svg:width="4.699cm" svg:height="1.27cm" svg:x="16.875cm" svg:y="6.32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xml:id="id42" draw:id="id42" draw:layer="layout" svg:width="0.762cm" svg:height="0.762cm" draw:transform="rotate (-1.5707963267949) translate (17.891cm 6.5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60" draw:id="id60" draw:layer="layout" svg:width="0.762cm" svg:height="0.762cm" draw:transform="rotate (-1.5707963267949) translate (19.034cm 6.5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62cm" svg:height="0.762cm" draw:transform="rotate (-1.5707963267949) translate (20.177cm 6.5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65" draw:id="id65" draw:layer="layout" svg:width="0.762cm" svg:height="0.762cm" draw:transform="rotate (-1.5707963267949) translate (21.32cm 6.5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4.699cm" svg:height="1.27cm" svg:x="11.287cm" svg:y="6.33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xml:id="id39" draw:id="id39" draw:layer="layout" svg:width="0.762cm" svg:height="0.762cm" draw:transform="rotate (-1.5707963267949) translate (12.303cm 6.5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50" draw:id="id50" draw:layer="layout" svg:width="0.762cm" svg:height="0.762cm" draw:transform="rotate (-1.5707963267949) translate (13.446cm 6.5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62cm" svg:height="0.762cm" draw:transform="rotate (-1.5707963267949) translate (14.589cm 6.5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762cm" svg:height="0.762cm" draw:transform="rotate (-1.5707963267949) translate (15.732cm 6.5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4.699cm" svg:height="1.27cm" draw:transform="rotate (1.5707963267949) translate (5.064cm 18.018cm)">
          <text:p text:style-name="P1"/>
          <draw:enhanced-geometry svg:viewBox="0 0 21600 21600" draw:type="rectangle" draw:enhanced-path="M 0 0 L 21600 0 21600 21600 0 21600 0 0 Z N"/>
        </draw:custom-shape>
        <draw:custom-shape draw:style-name="gr18" draw:text-style-name="P7" xml:id="id29" draw:id="id29" draw:layer="layout" svg:width="0.762cm" svg:height="0.762cm" svg:x="5.318cm" svg:y="1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27" draw:id="id27" draw:layer="layout" svg:width="0.762cm" svg:height="0.762cm" svg:x="5.318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36" draw:id="id36" draw:layer="layout" svg:width="0.762cm" svg:height="0.762cm" svg:x="5.318cm" svg:y="14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34" draw:id="id34" draw:layer="layout" svg:width="0.762cm" svg:height="0.762cm" svg:x="5.318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6.858cm" svg:height="7.239cm" svg:x="21.574cm" svg:y="8.62cm">
          <text:p text:style-name="P1">Multiplus II</text:p>
          <text:p text:style-name="P1">48V/3000/35-32</text:p>
          <draw:enhanced-geometry svg:viewBox="0 0 21600 21600" draw:type="rectangle" draw:enhanced-path="M 0 0 L 21600 0 21600 21600 0 21600 0 0 Z N"/>
        </draw:custom-shape>
        <draw:custom-shape draw:style-name="gr20" draw:text-style-name="P1" xml:id="id26" draw:id="id26" draw:layer="layout" svg:width="2.159cm" svg:height="0.762cm" svg:x="6.715cm" svg:y="15.859cm">
          <text:p text:style-name="P1">FUSE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6.715cm" svg:y1="16.24cm" svg:x2="6.08cm" svg:y2="16.24cm" draw:start-shape="id26" draw:start-glue-point="3" draw:end-shape="id27" draw:end-glue-point="10" svg:d="M6715 16240h-635" svg:viewBox="0 0 636 1">
          <text:p/>
        </draw:connector>
        <draw:connector draw:style-name="gr21" draw:text-style-name="P1" draw:layer="layout" svg:x1="1.128cm" svg:y1="19.137cm" svg:x2="2.27cm" svg:y2="19.161cm" draw:end-shape="id28" draw:end-glue-point="3" svg:d="M1128 19137h320v24h822" svg:viewBox="0 0 1143 25">
          <text:p text:style-name="P1">48V-</text:p>
        </draw:connector>
        <draw:connector draw:style-name="gr22" draw:text-style-name="P1" draw:layer="layout" svg:x1="1.115cm" svg:y1="17.354cm" svg:x2="5.318cm" svg:y2="17.383cm" draw:end-shape="id29" draw:end-glue-point="6" svg:d="M1115 17354h1851v29h2352" svg:viewBox="0 0 4204 30">
          <text:p text:style-name="P1">48V+</text:p>
        </draw:connector>
        <draw:connector draw:style-name="gr10" draw:text-style-name="P1" draw:layer="layout" svg:x1="9.509cm" svg:y1="16.24cm" svg:x2="8.874cm" svg:y2="16.24cm" draw:start-shape="id30" draw:start-glue-point="3" draw:end-shape="id26" draw:end-glue-point="1" svg:d="M9509 16240h-635" svg:viewBox="0 0 636 1">
          <text:p/>
        </draw:connector>
        <draw:connector draw:style-name="gr11" draw:text-style-name="P1" draw:layer="layout" svg:x1="11.541cm" svg:y1="19.161cm" svg:x2="27.67cm" svg:y2="15.605cm" draw:start-shape="id31" draw:start-glue-point="4" draw:end-shape="id32" draw:end-glue-point="10" svg:d="M11541 19161h16129v-3556" svg:viewBox="0 0 16130 3557">
          <text:p/>
        </draw:connector>
        <draw:connector draw:style-name="gr10" draw:text-style-name="P1" draw:layer="layout" svg:x1="6.715cm" svg:y1="13.954cm" svg:x2="6.08cm" svg:y2="13.954cm" draw:start-shape="id33" draw:start-glue-point="3" draw:end-shape="id34" draw:end-glue-point="10" svg:d="M6715 13954h-635" svg:viewBox="0 0 636 1">
          <text:p/>
        </draw:connector>
        <draw:connector draw:style-name="gr10" draw:text-style-name="P1" draw:layer="layout" svg:x1="6.715cm" svg:y1="15.097cm" svg:x2="6.08cm" svg:y2="15.097cm" draw:start-shape="id35" draw:start-glue-point="3" draw:end-shape="id36" draw:end-glue-point="10" svg:d="M6715 15097h-635" svg:viewBox="0 0 636 1">
          <text:p/>
        </draw:connector>
        <draw:custom-shape draw:style-name="gr23" draw:text-style-name="P1" xml:id="id38" draw:id="id38" draw:layer="layout" svg:width="4.064cm" svg:height="0.762cm" svg:x="9.509cm" svg:y="13.573cm">
          <text:p text:style-name="P1">Charge switch</text:p>
          <draw:enhanced-geometry svg:viewBox="0 0 21600 21600" draw:type="rectangle" draw:enhanced-path="M 0 0 L 21600 0 21600 21600 0 21600 0 0 Z N"/>
        </draw:custom-shape>
        <draw:custom-shape draw:style-name="gr23" draw:text-style-name="P1" xml:id="id41" draw:id="id41" draw:layer="layout" svg:width="4.064cm" svg:height="0.762cm" svg:x="9.509cm" svg:y="14.716cm">
          <text:p text:style-name="P1">Load switch</text:p>
          <draw:enhanced-geometry svg:viewBox="0 0 21600 21600" draw:type="rectangle" draw:enhanced-path="M 0 0 L 21600 0 21600 21600 0 21600 0 0 Z N"/>
        </draw:custom-shape>
        <draw:custom-shape draw:style-name="gr24" draw:text-style-name="P1" xml:id="id37" draw:id="id37" draw:layer="layout" svg:width="4.191cm" svg:height="1.524cm" draw:transform="rotate (1.5707963267949) translate (13.954cm 13.446cm)">
          <text:p text:style-name="P1">BatteryProtect</text:p>
          <text:p text:style-name="P1">Charging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4.716cm" svg:y1="13.446cm" svg:x2="13.573cm" svg:y2="13.954cm" draw:start-shape="id37" draw:start-glue-point="3" draw:end-shape="id38" draw:end-glue-point="1" svg:d="M14716 13446v508h-1143" svg:viewBox="0 0 1144 509">
          <text:p/>
        </draw:connector>
        <draw:connector draw:style-name="gr10" draw:text-style-name="P1" draw:layer="layout" svg:x1="11.922cm" svg:y1="7.35cm" svg:x2="14.716cm" svg:y2="9.255cm" draw:start-shape="id39" draw:start-glue-point="10" draw:end-shape="id37" draw:end-glue-point="1" svg:d="M11922 7350v953h2794v952" svg:viewBox="0 0 2795 1906">
          <text:p/>
        </draw:connector>
        <draw:custom-shape draw:style-name="gr24" draw:text-style-name="P1" xml:id="id40" draw:id="id40" draw:layer="layout" svg:width="4.191cm" svg:height="1.524cm" draw:transform="rotate (1.5707963267949) translate (16.24cm 14.081cm)">
          <text:p text:style-name="P1">BatteryProtect</text:p>
          <text:p text:style-name="P1">Discharging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7.002cm" svg:y1="14.081cm" svg:x2="13.573cm" svg:y2="15.097cm" draw:start-shape="id40" draw:start-glue-point="3" draw:end-shape="id41" draw:end-glue-point="1" svg:d="M17002 14081v1016h-3429" svg:viewBox="0 0 3430 1017">
          <text:p/>
        </draw:connector>
        <draw:connector draw:style-name="gr10" draw:text-style-name="P1" draw:layer="layout" svg:x1="17.51cm" svg:y1="7.343cm" svg:x2="17.002cm" svg:y2="9.89cm" draw:start-shape="id42" draw:start-glue-point="10" draw:end-shape="id40" draw:end-glue-point="1" svg:d="M17510 7343v1274h-508v1273" svg:viewBox="0 0 509 2548">
          <text:p/>
        </draw:connector>
        <draw:custom-shape draw:style-name="gr25" draw:text-style-name="P1" draw:layer="layout" svg:width="9.144cm" svg:height="3.429cm" svg:x="1.508cm" svg:y="8.112cm">
          <text:p text:style-name="P1">VE.Bus BMS</text:p>
          <draw:enhanced-geometry svg:viewBox="0 0 21600 21600" draw:type="rectangle" draw:enhanced-path="M 0 0 L 21600 0 21600 21600 0 21600 0 0 Z N"/>
        </draw:custom-shape>
        <draw:custom-shape draw:style-name="gr4" draw:text-style-name="P4" xml:id="id45" draw:id="id45" draw:layer="layout" svg:width="1.143cm" svg:height="0.381cm" svg:x="3.032cm" svg:y="11.16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3" draw:id="id43" draw:layer="layout" svg:width="1.143cm" svg:height="0.381cm" svg:x="1.635cm" svg:y="11.16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7" draw:id="id57" draw:layer="layout" svg:width="1.143cm" svg:height="0.381cm" svg:x="6.08cm" svg:y="8.366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6" draw:id="id56" draw:layer="layout" svg:width="1.143cm" svg:height="0.381cm" svg:x="4.683cm" svg:y="8.366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143cm" svg:height="0.381cm" svg:x="4.683cm" svg:y="10.525cm">
          <text:p text:style-name="P1"><text:span text:style-name="T1">ALARM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762cm" svg:height="0.381cm" svg:x="5.953cm" svg:y="10.525cm">
          <text:p text:style-name="P1"><text:span text:style-name="T1">BAT-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xml:id="id48" draw:id="id48" draw:layer="layout" svg:width="1.27cm" svg:height="0.381cm" svg:x="6.842cm" svg:y="10.525cm">
          <text:p text:style-name="P1"><text:span text:style-name="T1">CHARGE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xml:id="id47" draw:id="id47" draw:layer="layout" svg:width="0.889cm" svg:height="0.381cm" svg:x="8.239cm" svg:y="10.525cm">
          <text:p text:style-name="P1"><text:span text:style-name="T1">LOAD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xml:id="id51" draw:id="id51" draw:layer="layout" svg:width="0.889cm" svg:height="0.381cm" svg:x="9.255cm" svg:y="10.525cm">
          <text:p text:style-name="P1"><text:span text:style-name="T1">BAT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cm -0.119cm" svg:x1="2.206cm" svg:y1="11.541cm" svg:x2="3.032cm" svg:y2="13.509cm" draw:start-shape="id43" draw:start-glue-point="2" draw:end-shape="id44" draw:end-glue-point="1" svg:d="M2206 11541v888h1208v1080h-382" svg:viewBox="0 0 1209 1969">
          <text:p/>
        </draw:connector>
        <draw:connector draw:style-name="gr29" draw:text-style-name="P1" draw:layer="layout" svg:x1="3.603cm" svg:y1="11.541cm" svg:x2="3.032cm" svg:y2="14.017cm" draw:start-shape="id45" draw:start-glue-point="2" draw:end-shape="id46" draw:end-glue-point="1" svg:d="M3603 11541v2476h-571" svg:viewBox="0 0 572 2477">
          <text:p text:style-name="P1"/>
        </draw:connector>
        <draw:connector draw:style-name="gr5" draw:text-style-name="P1" draw:layer="layout" svg:x1="8.683cm" svg:y1="10.906cm" svg:x2="16.24cm" svg:y2="11.986cm" draw:start-shape="id47" draw:start-glue-point="2" draw:end-shape="id40" draw:end-glue-point="0" svg:d="M8683 10906v1080h7557" svg:viewBox="0 0 7558 1081">
          <text:p/>
        </draw:connector>
        <draw:connector draw:style-name="gr5" draw:text-style-name="P1" draw:layer="layout" draw:line-skew="0.389cm" svg:x1="7.477cm" svg:y1="10.906cm" svg:x2="13.954cm" svg:y2="11.351cm" draw:start-shape="id48" draw:start-glue-point="2" draw:end-shape="id37" draw:end-glue-point="0" svg:d="M7477 10906v889h3556v-444h2921" svg:viewBox="0 0 6478 890">
          <text:p/>
        </draw:connector>
        <draw:custom-shape draw:style-name="gr30" draw:text-style-name="P1" xml:id="id25" draw:id="id25" draw:layer="layout" svg:width="4.064cm" svg:height="1.143cm" svg:x="11.033cm" svg:y="3.032cm">
          <text:p text:style-name="P1">Smart MPPT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3.065cm" svg:y1="5.953cm" svg:x2="13.065cm" svg:y2="6.588cm" draw:start-shape="id49" draw:start-glue-point="2" draw:end-shape="id50" draw:end-glue-point="6" svg:d="M13065 5953v635" svg:viewBox="0 0 1 636">
          <text:p/>
        </draw:connector>
        <draw:connector draw:style-name="gr31" draw:text-style-name="P1" draw:layer="layout" svg:x1="9.699cm" svg:y1="10.906cm" svg:x2="5.969cm" svg:y2="13.684cm" draw:start-shape="id51" draw:start-glue-point="2" draw:end-shape="id34" draw:end-glue-point="11" svg:d="M9699 10906v1333h-3730v1445" svg:viewBox="0 0 3731 2779">
          <text:p/>
        </draw:connector>
        <draw:connector draw:style-name="gr10" draw:text-style-name="P1" draw:layer="layout" svg:x1="9.509cm" svg:y1="15.097cm" svg:x2="8.874cm" svg:y2="15.097cm" draw:start-shape="id41" draw:start-glue-point="3" draw:end-shape="id35" draw:end-glue-point="1" svg:d="M9509 15097h-635" svg:viewBox="0 0 636 1">
          <text:p/>
        </draw:connector>
        <draw:connector draw:style-name="gr10" draw:text-style-name="P1" draw:layer="layout" svg:x1="9.509cm" svg:y1="13.954cm" svg:x2="8.874cm" svg:y2="13.954cm" draw:start-shape="id38" draw:start-glue-point="3" draw:end-shape="id33" draw:end-glue-point="1" svg:d="M9509 13954h-635" svg:viewBox="0 0 636 1">
          <text:p/>
        </draw:connector>
        <draw:custom-shape draw:style-name="gr23" draw:text-style-name="P1" xml:id="id30" draw:id="id30" draw:layer="layout" svg:width="4.064cm" svg:height="0.762cm" svg:x="9.509cm" svg:y="15.859cm">
          <text:p text:style-name="P1">Multi switch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26.654cm" svg:y1="15.605cm" svg:x2="13.573cm" svg:y2="16.24cm" draw:start-shape="id52" draw:start-glue-point="8" draw:end-shape="id30" draw:end-glue-point="1" svg:d="M26654 15605v635h-13081" svg:viewBox="0 0 13082 636">
          <text:p/>
        </draw:connector>
        <draw:frame draw:style-name="gr32" draw:text-style-name="P5" draw:layer="layout" svg:width="5.142cm" svg:height="0.962cm" svg:x="1.222cm" svg:y="1.054cm">
          <draw:text-box>
            <text:p>DC Power panel</text:p>
          </draw:text-box>
        </draw:frame>
        <draw:custom-shape draw:style-name="gr33" draw:text-style-name="P1" xml:id="id54" draw:id="id54" draw:layer="layout" svg:width="7.874cm" svg:height="2.286cm" svg:x="1.508cm" svg:y="4.556cm">
          <text:p text:style-name="P1">Cerbo GX</text:p>
          <draw:enhanced-geometry svg:viewBox="0 0 21600 21600" draw:type="rectangle" draw:enhanced-path="M 0 0 L 21600 0 21600 21600 0 21600 0 0 Z N"/>
        </draw:custom-shape>
        <draw:custom-shape draw:style-name="gr34" draw:text-style-name="P1" xml:id="id53" draw:id="id53" draw:layer="layout" svg:width="3.81cm" svg:height="1.397cm" svg:x="3.54cm" svg:y="2.778cm">
          <text:p text:style-name="P1">GX Touch 50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445cm" svg:y1="4.175cm" svg:x2="5.445cm" svg:y2="4.556cm" draw:start-shape="id53" draw:start-glue-point="2" draw:end-shape="id54" draw:end-glue-point="0" svg:d="M5445 4175v381" svg:viewBox="0 0 1 382">
          <text:p/>
        </draw:connector>
        <draw:connector draw:style-name="gr5" draw:text-style-name="P1" draw:layer="layout" svg:x1="5.889cm" svg:y1="6.588cm" svg:x2="5.254cm" svg:y2="8.366cm" draw:start-shape="id55" draw:start-glue-point="2" draw:end-shape="id56" draw:end-glue-point="0" svg:d="M5889 6588v888h-635v890" svg:viewBox="0 0 636 1779">
          <text:p/>
        </draw:connector>
        <draw:connector draw:style-name="gr5" draw:text-style-name="P1" draw:layer="layout" svg:x1="6.651cm" svg:y1="8.366cm" svg:x2="25.574cm" svg:y2="13.954cm" draw:start-shape="id57" draw:start-glue-point="0" draw:end-shape="id58" draw:end-glue-point="0" svg:d="M6651 8366v-502h18923v6090" svg:viewBox="0 0 18924 6091">
          <text:p/>
        </draw:connector>
        <draw:custom-shape draw:style-name="gr35" draw:text-style-name="P1" xml:id="id23" draw:id="id23" draw:layer="layout" svg:width="4.826cm" svg:height="2.54cm" svg:x="16.24cm" svg:y="1.254cm">
          <text:p text:style-name="P1">DC/DC charger</text:p>
          <text:p text:style-name="P1">48V→12V</text:p>
          <text:p text:style-name="P1">isolated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8.653cm" svg:y1="5.953cm" svg:x2="18.653cm" svg:y2="6.581cm" draw:start-shape="id59" draw:start-glue-point="2" draw:end-shape="id60" draw:end-glue-point="6" svg:d="M18653 5953v628" svg:viewBox="0 0 1 629">
          <text:p/>
        </draw:connector>
        <draw:custom-shape draw:style-name="gr36" draw:text-style-name="P1" xml:id="id59" draw:id="id59" draw:layer="layout" svg:width="2.032cm" svg:height="1.27cm" svg:x="17.637cm" svg:y="4.683cm">
          <text:p text:style-name="P1">FUSE</text:p>
          <text:p text:style-name="P1">10A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8.653cm" svg:y1="3.794cm" svg:x2="18.653cm" svg:y2="4.683cm" draw:start-shape="id23" draw:start-glue-point="2" draw:end-shape="id59" draw:end-glue-point="0" svg:d="M18653 3794v889" svg:viewBox="0 0 1 890">
          <text:p/>
        </draw:connector>
        <draw:custom-shape draw:style-name="gr36" draw:text-style-name="P1" xml:id="id49" draw:id="id49" draw:layer="layout" svg:width="2.032cm" svg:height="1.27cm" svg:x="12.049cm" svg:y="4.683cm">
          <text:p text:style-name="P1">FUSE</text:p>
          <text:p text:style-name="P1">25A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3.065cm" svg:y1="4.175cm" svg:x2="13.065cm" svg:y2="4.683cm" draw:start-shape="id25" draw:start-glue-point="2" draw:end-shape="id49" draw:end-glue-point="0" svg:d="M13065 4175v508" svg:viewBox="0 0 1 509">
          <text:p/>
        </draw:connector>
        <draw:custom-shape draw:style-name="gr4" draw:text-style-name="P4" xml:id="id55" draw:id="id55" draw:layer="layout" svg:width="1.143cm" svg:height="0.381cm" svg:x="5.318cm" svg:y="6.207cm">
          <text:p text:style-name="P1"><text:span text:style-name="T1">VE.B</text:span><text:span text:style-name="T1">us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xml:id="id61" draw:id="id61" draw:layer="layout" svg:width="1.27cm" svg:height="0.381cm" svg:x="3.794cm" svg:y="6.207cm">
          <text:p text:style-name="P1"><text:span text:style-name="T1">VE.Di</text:span><text:span text:style-name="T1">rect</text:span></text:p>
          <draw:enhanced-geometry svg:viewBox="0 0 21600 21600" draw:type="rectangle" draw:enhanced-path="M 0 0 L 21600 0 21600 21600 0 21600 0 0 Z N"/>
        </draw:custom-shape>
        <draw:custom-shape draw:style-name="gr37" draw:text-style-name="P1" xml:id="id28" draw:id="id28" draw:layer="layout" svg:width="4.191cm" svg:height="1.27cm" svg:x="2.27cm" svg:y="18.526cm">
          <text:p text:style-name="P1">SmartShunt</text:p>
          <draw:enhanced-geometry svg:viewBox="0 0 21600 21600" draw:type="rectangle" draw:enhanced-path="M 0 0 L 21600 0 21600 21600 0 21600 0 0 Z N"/>
        </draw:custom-shape>
        <draw:custom-shape draw:style-name="gr38" draw:text-style-name="P4" xml:id="id62" draw:id="id62" draw:layer="layout" svg:width="1.27cm" svg:height="0.333cm" svg:x="2.397cm" svg:y="18.653cm">
          <text:p text:style-name="P1"><text:span text:style-name="T1">VE.Direct</text:span></text:p>
          <draw:enhanced-geometry svg:viewBox="0 0 21600 21600" draw:type="rectangle" draw:enhanced-path="M 0 0 L 21600 0 21600 21600 0 21600 0 0 Z N"/>
        </draw:custom-shape>
        <draw:connector draw:style-name="gr31" draw:text-style-name="P1" draw:layer="layout" svg:x1="4.365cm" svg:y1="18.526cm" svg:x2="5.429cm" svg:y2="17.653cm" draw:start-shape="id28" draw:start-glue-point="0" draw:end-shape="id29" draw:end-glue-point="7" svg:d="M4365 18526v-873h1064" svg:viewBox="0 0 1065 874">
          <text:p/>
        </draw:connector>
        <draw:connector draw:style-name="gr29" draw:text-style-name="P1" draw:layer="layout" draw:line-skew="3.62cm" svg:x1="4.429cm" svg:y1="6.588cm" svg:x2="3.032cm" svg:y2="18.653cm" draw:start-shape="id61" draw:start-glue-point="2" draw:end-shape="id62" draw:end-glue-point="0" svg:d="M4429 6588v9652h-1397v2413" svg:viewBox="0 0 1398 12066">
          <text:p text:style-name="P1"/>
        </draw:connector>
        <draw:connector draw:style-name="gr11" draw:text-style-name="P1" draw:layer="layout" svg:x1="7.35cm" svg:y1="19.161cm" svg:x2="6.461cm" svg:y2="19.161cm" draw:start-shape="id63" draw:start-glue-point="8" draw:end-shape="id28" draw:end-glue-point="1" svg:d="M7350 19161h-889" svg:viewBox="0 0 890 1">
          <text:p/>
        </draw:connector>
        <draw:custom-shape draw:style-name="gr20" draw:text-style-name="P1" xml:id="id33" draw:id="id33" draw:layer="layout" svg:width="2.159cm" svg:height="0.762cm" svg:x="6.715cm" svg:y="13.573cm">
          <text:p text:style-name="P1">FUSE</text:p>
          <draw:enhanced-geometry svg:viewBox="0 0 21600 21600" draw:type="rectangle" draw:enhanced-path="M 0 0 L 21600 0 21600 21600 0 21600 0 0 Z N"/>
        </draw:custom-shape>
        <draw:custom-shape draw:style-name="gr20" draw:text-style-name="P1" xml:id="id35" draw:id="id35" draw:layer="layout" svg:width="2.159cm" svg:height="0.762cm" svg:x="6.715cm" svg:y="14.716cm">
          <text:p text:style-name="P1">FUSE</text:p>
          <draw:enhanced-geometry svg:viewBox="0 0 21600 21600" draw:type="rectangle" draw:enhanced-path="M 0 0 L 21600 0 21600 21600 0 21600 0 0 Z N"/>
        </draw:custom-shape>
        <draw:custom-shape draw:style-name="gr17" draw:text-style-name="P6" xml:id="id32" draw:id="id32" draw:layer="layout" svg:width="0.762cm" svg:height="0.762cm" draw:transform="rotate (-1.5707963267949) translate (28.051cm 14.8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52" draw:id="id52" draw:layer="layout" svg:width="0.762cm" svg:height="0.762cm" svg:x="26.273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8" draw:id="id58" draw:layer="layout" svg:width="1.143cm" svg:height="0.381cm" svg:x="25.003cm" svg:y="13.954cm">
          <text:p text:style-name="P1"><text:span text:style-name="T1">VE.Bus</text:span></text:p>
          <draw:enhanced-geometry svg:viewBox="0 0 21600 21600" draw:type="rectangle" draw:enhanced-path="M 0 0 L 21600 0 21600 21600 0 21600 0 0 Z N"/>
        </draw:custom-shape>
        <draw:custom-shape draw:style-name="gr39" draw:text-style-name="P1" xml:id="id22" draw:id="id22" draw:layer="layout" svg:width="5.08cm" svg:height="2.54cm" svg:x="21.828cm" svg:y="1.254cm">
          <text:p text:style-name="P1">DC/DC converter</text:p>
          <text:p text:style-name="P1">48V→12V</text:p>
          <text:p text:style-name="P1">isolated</text:p>
          <draw:enhanced-geometry svg:viewBox="0 0 21600 21600" draw:type="rectangle" draw:enhanced-path="M 0 0 L 21600 0 21600 21600 0 21600 0 0 Z N"/>
        </draw:custom-shape>
        <draw:custom-shape draw:style-name="gr36" draw:text-style-name="P1" xml:id="id64" draw:id="id64" draw:layer="layout" svg:width="2.032cm" svg:height="1.27cm" svg:x="19.923cm" svg:y="4.683cm">
          <text:p text:style-name="P1">FUSE</text:p>
          <text:p text:style-name="P1">10A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20.939cm" svg:y1="5.953cm" svg:x2="20.939cm" svg:y2="6.581cm" draw:start-shape="id64" draw:start-glue-point="2" draw:end-shape="id65" draw:end-glue-point="6" svg:d="M20939 5953v628" svg:viewBox="0 0 1 629">
          <text:p/>
        </draw:connector>
        <draw:connector draw:style-name="gr10" draw:text-style-name="P1" draw:layer="layout" draw:line-skew="-2.152cm 2.66cm" svg:x1="24.368cm" svg:y1="3.794cm" svg:x2="20.939cm" svg:y2="4.683cm" draw:start-shape="id22" draw:start-glue-point="2" draw:end-shape="id64" draw:end-glue-point="0" svg:d="M24368 3794v508h-2286v-120h-1143v501" svg:viewBox="0 0 3430 890">
          <text:p/>
        </draw:connector>
        <draw:custom-shape draw:style-name="gr4" draw:text-style-name="P4" xml:id="id67" draw:id="id67" draw:layer="layout" svg:width="1.143cm" svg:height="0.381cm" svg:x="23.225cm" svg:y="14.97cm">
          <text:p text:style-name="P1"><text:span text:style-name="T1">AC IN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xml:id="id70" draw:id="id70" draw:layer="layout" svg:width="1.397cm" svg:height="0.381cm" svg:x="24.495cm" svg:y="14.97cm">
          <text:p text:style-name="P1"><text:span text:style-name="T1">AC OUT2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xml:id="id68" draw:id="id68" draw:layer="layout" svg:width="1.397cm" svg:height="0.381cm" svg:x="21.701cm" svg:y="14.97cm">
          <text:p text:style-name="P1"><text:span text:style-name="T1">AC OUT1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xml:id="id66" draw:id="id66" draw:layer="layout" svg:width="1.651cm" svg:height="0.381cm" svg:x="23.098cm" svg:y="17.637cm">
          <text:p text:style-name="P1"><text:span text:style-name="T1">IsoTrafo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3.923cm" svg:y1="17.637cm" svg:x2="23.796cm" svg:y2="15.351cm" draw:start-shape="id66" draw:start-glue-point="0" draw:end-shape="id67" draw:end-glue-point="2" svg:d="M23923 17637v-1144h-127v-1142" svg:viewBox="0 0 128 2287">
          <text:p/>
        </draw:connector>
        <draw:custom-shape draw:style-name="gr41" draw:text-style-name="P4" xml:id="id71" draw:id="id71" draw:layer="layout" svg:width="1.651cm" svg:height="0.381cm" svg:x="25.13cm" svg:y="17.637cm">
          <text:p text:style-name="P1"><text:span text:style-name="T1">WaterHeater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xml:id="id69" draw:id="id69" draw:layer="layout" svg:width="1.651cm" svg:height="0.381cm" svg:x="21.066cm" svg:y="17.637cm">
          <text:p text:style-name="P1"><text:span text:style-name="T1">AC Panel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2.399cm" svg:y1="15.351cm" svg:x2="21.891cm" svg:y2="17.637cm" draw:start-shape="id68" draw:start-glue-point="2" draw:end-shape="id69" draw:end-glue-point="0" svg:d="M22399 15351v1142h-508v1144" svg:viewBox="0 0 509 2287">
          <text:p/>
        </draw:connector>
        <draw:connector draw:style-name="gr5" draw:text-style-name="P1" draw:layer="layout" svg:x1="25.193cm" svg:y1="15.351cm" svg:x2="25.955cm" svg:y2="17.637cm" draw:start-shape="id70" draw:start-glue-point="2" draw:end-shape="id71" draw:end-glue-point="0" svg:d="M25193 15351v1142h762v1144" svg:viewBox="0 0 763 2287">
          <text:p/>
        </draw:connector>
        <draw:custom-shape draw:style-name="gr42" draw:text-style-name="P4" xml:id="id44" draw:id="id44" draw:layer="layout" svg:width="1.524cm" svg:height="0.381cm" svg:x="1.508cm" svg:y="13.319cm">
          <text:p text:style-name="P1"><text:span text:style-name="T1">BatteryBox</text:span></text:p>
          <draw:enhanced-geometry svg:viewBox="0 0 21600 21600" draw:type="rectangle" draw:enhanced-path="M 0 0 L 21600 0 21600 21600 0 21600 0 0 Z N"/>
        </draw:custom-shape>
        <draw:custom-shape draw:style-name="gr42" draw:text-style-name="P4" xml:id="id46" draw:id="id46" draw:layer="layout" svg:width="1.524cm" svg:height="0.381cm" svg:x="1.508cm" svg:y="13.827cm">
          <text:p text:style-name="P1"><text:span text:style-name="T1">BatteryBox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508cm" svg:height="0.381cm" svg:x="21.701cm" svg:y="18.0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1" draw:layer="layout" svg:width="0.508cm" svg:height="0.381cm" svg:x="25.765cm" svg:y="18.0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1" draw:layer="layout" svg:width="0.508cm" svg:height="0.381cm" svg:x="23.606cm" svg:y="18.0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1" draw:layer="layout" svg:width="0.508cm" svg:height="0.381cm" draw:transform="rotate (-1.5707963267949) translate (1.508cm 13.19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1" draw:layer="layout" svg:width="0.508cm" svg:height="0.381cm" draw:transform="rotate (-1.5707963267949) translate (1.508cm 13.8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eversed_20_Arrow" draw:display-name="Reversed Arrow" svg:viewBox="0 0 20 30" svg:d="M10 30l-10-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5T17:22:42.579284767</meta:creation-date>
    <dc:date>2020-03-01T11:40:10.406293587</dc:date>
    <meta:editing-duration>PT6H19M22S</meta:editing-duration>
    <meta:editing-cycles>23</meta:editing-cycles>
    <meta:generator>LibreOffice/6.2.8.2$Linux_X86_64 LibreOffice_project/20$Build-2</meta:generator>
    <meta:document-statistic meta:object-count="149"/>
  </office:meta>
</office:document-meta>
</file>